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666666" style:font-name="Open Sans" fo:font-size="11.25pt" fo:letter-spacing="normal" fo:font-style="normal" fo:font-weight="normal"/>
    </style:style>
    <style:style style:name="P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666666" fo:letter-spacing="normal"/>
    </style:style>
    <style:style style:name="T1" style:family="text">
      <style:text-properties fo:font-style="italic"/>
    </style:style>
    <style:style style:name="T2" style:family="text">
      <style:text-properties style:font-name="Open Sans" fo:font-size="11.25pt" fo:font-style="italic" fo:font-weight="normal"/>
    </style:style>
    <style:style style:name="T3" style:family="text">
      <style:text-properties style:font-name="Open Sans" fo:font-size="11.25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orld Development Indicators</text:span> includes data spanning up to 56 years—from 1960 to 2016. <text:span text:style-name="T1">World view</text:span> frames global trends with indicators on population, population density, urbanization, GNI, and GDP. As in previous years, the World view online tables present indicators measuring the world’s economy and progress toward improving lives, achieving sustainable development, providing support for vulnerable populations, and reducing gender disparities. Data on poverty and shared prosperity are now in a separate section, while highlights of progress toward the Sustainable Development Goals are now presented in the companion publication, <text:span text:style-name="T1">Atlas of Sustainable Development Goals 2017</text:span>.</text:p>
      <text:p text:style-name="P1">The global highlights in this section draw on the six themes of World Development Indicators:</text:p>
      <text:p text:style-name="P2">• <text:span text:style-name="T2">Poverty and shared prosperity</text:span><text:span text:style-name="T3">, which presents indicators that measure progress toward the World Bank Group’s twin goals of ending extreme poverty by 2030 and promoting shared prosperity in every country.</text:span></text:p>
      <text:p text:style-name="P2">• <text:span text:style-name="T2">People</text:span><text:span text:style-name="T3">, which showcases indicators covering education, health, jobs, social protection, and gender and provides a portrait of societal progress across the world.</text:span></text:p>
      <text:p text:style-name="P2">• <text:span text:style-name="T2">Environment</text:span><text:span text:style-name="T3">, which presents indicators on the use of natural resources, such as water and energy, and various measures of environmental degradation, including pollution, deforestation, and loss of habitat, all of which must be considered in shaping development strategies.</text:span></text:p>
      <text:p text:style-name="P2">• <text:span text:style-name="T2">Economy</text:span><text:span text:style-name="T3">, which provides a window on the global economy through indicators that describe the economic activity of the more than 200 countries and territories that produce, trade, and consume the world’s output.</text:span></text:p>
      <text:p text:style-name="P2">• <text:span text:style-name="T2">States and markets</text:span><text:span text:style-name="T3">, which encompasses indicators on private investment and performance, financial system development, quality and availability of infrastructure, and the role of the public sector in nurturing investment and growth.</text:span></text:p>
      <text:p text:style-name="P2">• <text:span text:style-name="T2">Global links</text:span><text:span text:style-name="T3">, which presents indicators on the size and direction of the flows and links that enable economies to grow, including measures of trade, remittances, equity, and debt, as well as tourism and migration.</text:span></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1-10-11T22:23:27.743000000</dc:date>
    <meta:editing-duration>PT7S</meta:editing-duration>
    <meta:editing-cycles>1</meta:editing-cycles>
    <meta:document-statistic meta:table-count="0" meta:image-count="0" meta:object-count="0" meta:page-count="1" meta:paragraph-count="8" meta:word-count="303" meta:character-count="2073" meta:non-whitespace-character-count="1779"/>
  </office:meta>
</office:document-meta>
</file>